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emple de la<text:s/>bibliothèque<text:s/></text:p>
      <text:p text:style-name="Normal">On cherche<text:s/>à<text:s/>développeur<text:s/>un system que<text:s/>gère<text:s/>les emprunts et les retours dans une<text:s/>bibliothèque.</text:p>
      <text:p text:style-name="Normal">La<text:s/>bibliothèque<text:s/>gère<text:s/>des livres et des<text:s/>revues.<text:s/>Un<text:s/>livre est<text:s/>caractérise<text:s/>par son titre, son auteur et son code<text:s/>ISBN.<text:s/>Un<text:s/>numéro<text:s/>de revue est<text:s/>caractérisé<text:s/>par le titre de la<text:s/>revue,<text:s/>un<text:s/>numéro<text:s/>de volume et da date de parution. Chaque exemplaire d’une ressource est<text:s/>caractérisé<text:s/>par un code barre au sein de la<text:s/>bibliothèque.</text:p>
      <text:p text:style-name="Normal">Pour emprunter un<text:s/>ouvrage,<text:s/>un utilisateur doit être<text:s/>enregistre.<text:s/>Il<text:s/>s’enregistre auprès du<text:s/>bibliothécaire<text:s/>en donnant son nom et une<text:s/>caution.<text:s/>Chaque<text:s/>ouvrage a une<text:s/>caution.<text:s/>Un<text:s/>utilisateur ne peut emprunter un ouvrage que si la caution qui lui reste sur son compte est<text:s/>supérieure<text:s/>à<text:s/>la<text:s/>caution de<text:s/>l’ouvrage la<text:s/>durée<text:s/>de l’emprunt est fixée à 15 jours.</text:p>
      <text:p text:style-name="Normal">On ne peut pas emprunter plus d’un exemplaire d’une même ressource, ni emprunter une nouvelle ressource si on est en retard pour rendre une ressource.</text:p>
      <text:p text:style-name="Normal">L’emplacement de stockage d’un ouvrage dans la<text:s/>bibliothèque<text:s/>est<text:s/>représenté<text:s/>par un<text:s/>numéro<text:s/>de<text:s/>travée, un<text:s/>numéro<text:s/>d’étagère dans la travée et un<text:s/>niveau.<text:s/>Différence<text:s/>ressources peut être rangées au même<text:s/>emplacement,<text:s/>mais tous les<text:s/>exemplaires,<text:s/>d’un même ressources sont stockées au même endroit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hushwaqt noorzada</meta:initial-creator>
    <dc:creator>khushwaqt noorzada</dc:creator>
    <meta:creation-date>2025-01-24T11:26:00Z</meta:creation-date>
    <dc:date>2025-01-24T11:51:00Z</dc:date>
    <meta:template xlink:href="Normal.dotm" xlink:type="simple"/>
    <meta:editing-cycles>2</meta:editing-cycles>
    <meta:editing-duration>PT1500S</meta:editing-duration>
    <meta:document-statistic meta:page-count="1" meta:paragraph-count="2" meta:word-count="188" meta:character-count="1224" meta:row-count="8" meta:non-whitespace-character-count="1038"/>
  </office:meta>
</office:document-meta>
</file>